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Soit</math:mi>
          <math:mo math:stretchy="false">Ω</math:mo>
          <math:mi>l</math:mi>
          <math:mi>’</math:mi>
          <math:mi math:fontstyle="italic">ensemble</math:mi>
          <math:mi math:fontstyle="italic">des</math:mi>
          <math:mi math:fontstyle="italic">issues</math:mi>
          <math:mi>d</math:mi>
          <math:mi>’</math:mi>
          <math:mi math:fontstyle="italic">une</math:mi>
          <math:mi math:fontstyle="italic">expérience</math:mi>
          <math:mi math:fontstyle="italic">aléatoire</math:mi>
          <math:mo math:stretchy="false">v</math:mo>
        </math:mrow>
      </math:mtr>
      <math:mtr>
        <math:mrow>
          <math:msub>
            <math:mi>A</math:mi>
            <math:mn>1</math:mn>
          </math:msub>
          <math:mi>,</math:mi>
          <math:msub>
            <math:mi>A</math:mi>
            <math:mn>2</math:mn>
          </math:msub>
          <math:mi>,</math:mi>
          <math:mn>...</math:mn>
          <math:msub>
            <math:mi>A</math:mi>
            <math:mi>n</math:mi>
          </math:msub>
          <math:mi>,</math:mi>
          <math:mi/>
          <math:mi>n</math:mi>
          <math:mi math:fontstyle="italic">événements</math:mi>
          <math:mi math:fontstyle="italic">liés</math:mi>
          <math:mi>à</math:mi>
          <math:mi math:fontstyle="italic">cette</math:mi>
          <math:mi math:fontstyle="italic">expérience</math:mi>
          <math:mi math:fontstyle="italic">aléatoire</math:mi>
          <math:mi/>
        </math:mrow>
      </math:mtr>
      <math:mtr>
        <math:mrow>
          <math:mi math:fontstyle="italic">constituent</math:mi>
          <math:mi math:fontstyle="italic">un</math:mi>
          <math:mi math:fontstyle="italic">système</math:mi>
          <math:mi math:fontstyle="italic">complet</math:mi>
          <math:mi>d</math:mi>
          <math:mi>’</math:mi>
          <math:mi math:fontstyle="italic">événements</math:mi>
          <math:mi>,</math:mi>
          <math:mi math:fontstyle="italic">si</math:mi>
          <math:mi/>
        </math:mrow>
      </math:mtr>
      <math:mtr/>
      <math:mtr>
        <math:mrow>
          <math:mn>1.</math:mn>
          <math:mi/>
          <math:mi math:fontstyle="italic">ils</math:mi>
          <math:mi math:fontstyle="italic">sont</math:mi>
          <math:mi math:fontstyle="italic">deux</math:mi>
          <math:mi>à</math:mi>
          <math:mi math:fontstyle="italic">deux</math:mi>
          <math:mi math:fontstyle="italic">incompatibles</math:mi>
          <math:mi/>
        </math:mrow>
      </math:mtr>
      <math:mtr>
        <math:mrow>
          <math:mrow>
            <math:mrow>
              <math:msub>
                <math:mi>A</math:mi>
                <math:mi>p</math:mi>
              </math:msub>
              <math:mo math:stretchy="false">∩</math:mo>
              <math:msub>
                <math:mi>A</math:mi>
                <math:mi>q</math:mi>
              </math:msub>
            </math:mrow>
            <math:mo math:stretchy="false">=</math:mo>
            <math:mo math:stretchy="false">∅</math:mo>
          </math:mrow>
          <math:mi/>
          <math:mi math:fontstyle="italic">si</math:mi>
          <math:mrow>
            <math:mi>p</math:mi>
            <math:mo math:stretchy="false">≠</math:mo>
            <math:mi>q</math:mi>
          </math:mrow>
        </math:mrow>
      </math:mtr>
      <math:mtr/>
      <math:mtr>
        <math:mrow>
          <math:mn>2.</math:mn>
          <math:mi/>
          <math:mi math:fontstyle="italic">leur</math:mi>
          <math:mi math:fontstyle="italic">disjonction</math:mi>
          <math:mi math:fontstyle="italic">est</math:mi>
          <math:mi>l</math:mi>
          <math:mi>’</math:mi>
          <math:mi math:fontstyle="italic">événement</math:mi>
          <math:mi math:fontstyle="italic">certain</math:mi>
          <math:mi math:fontstyle="normal">:</math:mi>
        </math:mrow>
      </math:mtr>
      <math:mtr>
        <math:mrow>
          <math:mrow>
            <math:mrow>
              <math:mrow>
                <math:msub>
                  <math:mi>A</math:mi>
                  <math:mn>1</math:mn>
                </math:msub>
                <math:mo math:stretchy="false">∪</math:mo>
                <math:msub>
                  <math:mi>A</math:mi>
                  <math:mn>2</math:mn>
                </math:msub>
              </math:mrow>
              <math:mo math:stretchy="false">∪</math:mo>
              <math:mn>...</math:mn>
            </math:mrow>
            <math:mo math:stretchy="false">∪</math:mo>
            <math:msub>
              <math:mi>A</math:mi>
              <math:mi>n</math:mi>
            </math:msub>
          </math:mrow>
          <math:mo math:stretchy="false">=</math:mo>
          <math:mo math:stretchy="false">Ω</math:mo>
        </math:mrow>
      </math:mtr>
    </math:mtable>
    <math:annotation math:encoding="StarMath 5.0">Soit %OMEGA l’ensemble des issues d’une expérience aléatoire %varepsilon. newline 
A_{1}, A_{2},...A_{n},~ n événements liés à cette expérience aléatoire`newline  constituent un système complet d’événements, si`newline 
newline 
1.` ils sont deux à deux incompatibles`newline 
		A_{p} intersection   A_{q} =  emptyset  ~si  p &lt;&gt; q   newline 
newline 
2.` leur disjonction est l’événement certain :newline 
		A_{1} union A_{2} union ... union A_{n}=%OMEGA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